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F00000104B8716A204028FADD.png" manifest:media-type="image/png"/>
  <manifest:file-entry manifest:full-path="Pictures/1000020100000107000001040C5208A47256F5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0.5pt" style:font-size-complex="12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weight="bold" style:font-weight-asian="bold" style:font-name-complex="Times New Roman1" style:font-weight-complex="bold"/>
    </style:style>
    <style:style style:name="P3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4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weight="bold" style:font-weight-asian="bold" style:font-name-complex="Times New Roman1" style:font-weight-complex="bold"/>
    </style:style>
    <style:style style:name="T1" style:family="text">
      <style:text-properties officeooo:rsid="000a14ca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m 1" text:anchor-type="char" svg:x="16.799cm" svg:y="1.483cm" svg:width="2.94cm" svg:height="3cm" draw:z-index="0"><draw:image xlink:href="Pictures/10000201000000FF00000104B8716A204028FADD.png" xlink:type="simple" xlink:show="embed" xlink:actuate="onLoad" loext:mime-type="image/png"/><svg:desc>G:\Trabalhos-CTISM\Padrão\logoCTISM.png</svg:desc></draw:frame><draw:frame draw:style-name="fr1" draw:name="Imagem 2" text:anchor-type="char" svg:x="1.259cm" svg:y="1.483cm" svg:width="3.039cm" svg:height="3cm" draw:z-index="1"><draw:image xlink:href="Pictures/1000020100000107000001040C5208A47256F55C.png" xlink:type="simple" xlink:show="embed" xlink:actuate="onLoad" loext:mime-type="image/png"/><svg:desc>G:\Trabalhos-CTISM\Padrão\logoUFSM.png</svg:desc></draw:frame>Universidade Federal de Santa Maria</text:p>
      <text:p text:style-name="P2">Colégio Técnico Industrial de Santa Maria</text:p>
      <text:p text:style-name="P2">Curso Técnico em Informática para Internet Integrado ao Ensino Médio</text:p>
      <text:p text:style-name="P2">Matheus e Natália<text:span text:style-name="T1"> – </text:span>423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byJoe</meta:initial-creator>
    <meta:editing-cycles>4</meta:editing-cycles>
    <meta:creation-date>2019-06-27T21:17:00</meta:creation-date>
    <dc:date>2019-10-30T22:49:35.119000000</dc:date>
    <meta:editing-duration>PT9M57S</meta:editing-duration>
    <meta:generator>LibreOffice/6.2.4.2$Windows_X86_64 LibreOffice_project/2412653d852ce75f65fbfa83fb7e7b669a126d64</meta:generator>
    <meta:document-statistic meta:table-count="0" meta:image-count="2" meta:object-count="0" meta:page-count="1" meta:paragraph-count="4" meta:word-count="25" meta:character-count="167" meta:non-whitespace-character-count="14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